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variant="small-caps"/>
    </style:style>
    <style:style style:name="T2" style:family="text">
      <style:text-properties fo:font-variant="small-caps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xte für Poster – Definition – A. Schönberg (B.Sc.)</text:p>
      <text:p text:style-name="P1"/>
      <text:p text:style-name="P1"/>
      <text:p text:style-name="P2">1. Global poster (sciens style) in english</text:p>
      <text:p text:style-name="P4"/>
      <text:p text:style-name="P4">asdasd Text</text:p>
      <text:p text:style-name="P4"/>
      <text:p text:style-name="P2">2. Lokales Poster (populär wissenschaftlich) in deutsch</text:p>
      <text:p text:style-name="P4"/>
      <text:p text:style-name="P4">asd Text</text:p>
      <text:p text:style-name="P4"/>
      <text:p text:style-name="P2">3. Literaturverzeichnis</text:p>
      <text:p text:style-name="P4"/>
      <text:p text:style-name="P4"><text:span text:style-name="T1">Colautti &amp; MacIsaac </text:span>2004: S.</text:p>
      <text:p text:style-name="P4"><text:span text:style-name="T1">Zhang et al </text:span>2019: S.</text:p>
      <text:p text:style-name="P4"/>
      <text:p text:style-name="P4"><text:span text:style-name="T1">Colautti, R. &amp; H. MacIsaac </text:span>(2004): A neutral terminology to define ,invasive' species. In: <text:tab/>Diversity in distributions 10. 135-141.</text:p>
      <text:p text:style-name="P4"/>
      <text:p text:style-name="P4"><text:span text:style-name="T2">Zhang, P., Li, B., Wu, J. &amp; S. Hu </text:span>(2019): Invasive plants differentially affect soil biota <text:tab/>through litter and rhizosphere pathways: a meta-analysis. In Ecology Letters 22. <text:tab/>200-2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6T12:07:11.72</meta:creation-date>
    <dc:date>2019-01-16T12:16:41.95</dc:date>
    <meta:editing-duration>PT9M3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0" meta:word-count="86" meta:character-count="551"/>
  </office:meta>
</office:document-meta>
</file>